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412905097085101</text:p>
          </table:table-cell>
          <table:table-cell office:value-type="string" calcext:value-type="string">
            <text:p>2025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19168" calcext:value-type="float">
            <text:p>29.91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905097085101</text:p>
          </table:table-cell>
          <table:table-cell office:value-type="string" calcext:value-type="string">
            <text:p>2024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60904" calcext:value-type="float">
            <text:p>2.66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905097085101</text:p>
          </table:table-cell>
          <table:table-cell office:value-type="string" calcext:value-type="string">
            <text:p>2023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41216" calcext:value-type="float">
            <text:p>29.54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905097085101</text:p>
          </table:table-cell>
          <table:table-cell office:value-type="string" calcext:value-type="string">
            <text:p>2022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61512" calcext:value-type="float">
            <text:p>28.86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905097085101</text:p>
          </table:table-cell>
          <table:table-cell office:value-type="string" calcext:value-type="string">
            <text:p>2021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45688" calcext:value-type="float">
            <text:p>28.74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9050970851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194" calcext:value-type="float">
            <text:p>28.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9050970851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26" calcext:value-type="float">
            <text:p>28.4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9050970851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36" calcext:value-type="float">
            <text:p>28.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9050970851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82848" calcext:value-type="float">
            <text:p>28.88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9050970851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51656" calcext:value-type="float">
            <text:p>29.25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9050970851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0464" calcext:value-type="float">
            <text:p>29.62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9050970851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136" calcext:value-type="float">
            <text:p>29.9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9050970851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97376" calcext:value-type="float">
            <text:p>29.29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9050970851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32" calcext:value-type="float">
            <text:p>29.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9050970851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132" calcext:value-type="float">
            <text:p>29.4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9050970851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3136" calcext:value-type="float">
            <text:p>29.66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9050970851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95368" calcext:value-type="float">
            <text:p>29.99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905097085101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856" calcext:value-type="float">
            <text:p>30.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9050970851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3216" calcext:value-type="float">
            <text:p>30.30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905097085101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3048" calcext:value-type="float">
            <text:p>30.48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905097085101</text:p>
          </table:table-cell>
          <table:table-cell office:value-type="string" calcext:value-type="string">
            <text:p>200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74488" calcext:value-type="float">
            <text:p>30.57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905097085101</text:p>
          </table:table-cell>
          <table:table-cell office:value-type="string" calcext:value-type="string">
            <text:p>200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60772" calcext:value-type="float">
            <text:p>30.56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90509708510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52" calcext:value-type="float">
            <text:p>30.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905097085101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2948" calcext:value-type="float">
            <text:p>30.12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905097085101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52" calcext:value-type="float">
            <text:p>30.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90509708510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3992" calcext:value-type="float">
            <text:p>29.8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905097085101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5224" calcext:value-type="float">
            <text:p>29.3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905097085101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956" calcext:value-type="float">
            <text:p>28.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2905097085101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312" calcext:value-type="float">
            <text:p>28.7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16" meta:object-count="0"/>
    <meta:user-defined meta:name="AppVersion">3.0</meta:user-defined>
  </office:meta>
</office:document-meta>
</file>